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Times New Roman" officeooo:rsid="00181e5e"/>
    </style:style>
    <style:style style:name="P2" style:family="paragraph" style:parent-style-name="Standard">
      <style:paragraph-properties fo:line-height="200%" fo:text-align="start" style:justify-single-word="false"/>
      <style:text-properties style:font-name="Times New Roman" officeooo:rsid="00181e5e"/>
    </style:style>
    <style:style style:name="P3" style:family="paragraph" style:parent-style-name="Standard">
      <style:paragraph-properties fo:line-height="200%" fo:text-align="start" style:justify-single-word="false">
        <style:tab-stops>
          <style:tab-stop style:position="2.8618in"/>
        </style:tab-stops>
      </style:paragraph-properties>
      <style:text-properties style:font-name="Times New Roman" officeooo:rsid="00181e5e" officeooo:paragraph-rsid="00181e5e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officeooo:rsid="00181e5e" officeooo:paragraph-rsid="00181e5e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 New Roman" officeooo:rsid="00181e5e" officeooo:paragraph-rsid="0019d73f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officeooo:rsid="00181e5e" officeooo:paragraph-rsid="001bc597"/>
    </style:style>
    <style:style style:name="T1" style:family="text">
      <style:text-properties officeooo:rsid="0019d73f"/>
    </style:style>
    <style:style style:name="T2" style:family="text">
      <style:text-properties officeooo:rsid="001bc5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ndy Pham</text:p>
      <text:p text:style-name="P3">CSCI 413</text:p>
      <text:p text:style-name="P3">Dr Cherry</text:p>
      <text:p text:style-name="P3">3/11/2017</text:p>
      <text:p text:style-name="P1">Report</text:p>
      <text:p text:style-name="P4">What language did your team use?</text:p>
      <text:p text:style-name="P4">- GameMaker language</text:p>
      <text:p text:style-name="P4">What unit testing framework did your team use?</text:p>
      <text:p text:style-name="P4">- GameMaker</text:p>
      <text:p text:style-name="P4">What IDE's and what development OS's did your team use?</text:p>
      <text:p text:style-name="P4">- Windows</text:p>
      <text:p text:style-name="P4">What you and your team learned from this experience so far?</text:p>
      <text:p text:style-name="P4">- I learn to code in GameMaker software and learn about how the game actually work.</text:p>
      <text:p text:style-name="P4">How do you feel this will help you out in the industry?</text:p>
      <text:p text:style-name="P4">- I think this will help me understand more about game making technique more in a future.</text:p>
      <text:p text:style-name="P4"><text:s/>Did this assignment help link the course material to real world application?</text:p>
      <text:p text:style-name="P4">- In the interview of some gaming company, they might want some application about game and this is the good example to show them.</text:p>
      <text:p text:style-name="P4">What was the hardest and what was the easiest part of this?</text:p>
      <text:p text:style-name="P4">- The hardest part is learn how the software work and code from it. The easiest part is figure out who doing what because we use Gantt.</text:p>
      <text:p text:style-name="P4">What types of maze randomizer algorithms did your team implement?</text:p>
      <text:p text:style-name="P4">- We use randomize <text:span text:style-name="T1">code in GameMaker by randomize the object and randomize the maze particularly.</text:span></text:p>
      <text:p text:style-name="P5"><text:s/>What type of shortest path algorithm did your team implement for the enemy?</text:p>
      <text:p text:style-name="P5">- <text:span text:style-name="T2">Move around the area.</text:span></text:p>
      <text:p text:style-name="P5"><text:soft-page-break/><text:s/>Analysis of each of the 8 good practice guidelines for dependable programming.</text:p>
      <text:p text:style-name="P5">- </text:p>
      <text:p text:style-name="P6"><text:s/>How you accomplished each of the applicable guidelines for the project? </text:p>
      <text:p text:style-name="P6">-</text:p>
      <text:p text:style-name="P6">Go into detail on what aspects you considered and what implementation changes you made to ensure all 8 where followed.</text:p>
      <text:p text:style-name="P6">If any are not applicable (such as the external timeout), state that they aren't applicable and state why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3:48:28.758000000</meta:creation-date>
    <dc:date>2017-03-12T00:21:10.309000000</dc:date>
    <meta:editing-duration>PT2M17S</meta:editing-duration>
    <meta:editing-cycles>1</meta:editing-cycles>
    <meta:document-statistic meta:table-count="0" meta:image-count="0" meta:object-count="0" meta:page-count="2" meta:paragraph-count="29" meta:word-count="277" meta:character-count="1542" meta:non-whitespace-character-count="1287"/>
    <meta:generator>LibreOffice/4.3.5.2$Windows_x86 LibreOffice_project/3a87456aaa6a95c63eea1c1b3201acedf0751bd5</meta:generator>
  </office:meta>
</office:document-meta>
</file>